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1.<text:s text:c="2"/>What is a friend function / method ?</text:span></text:p>
      <text:p text:style-name="P1"><text:span text:style-name="T1"><text:tab/>A. It is permitted full access to private and protected members of a class</text:span></text:p>
      <text:p text:style-name="P1"><text:span text:style-name="T1"><text:tab/>b. It creaates an object by initializing it with an object of the same class, which has been created previosly</text:span></text:p>
      <text:p text:style-name="P1"><text:span text:style-name="T1"><text:tab/>c. it is a special function / method in a class that is called when a new object of the class is created </text:span></text:p>
      <text:p text:style-name="P1"><text:span text:style-name="T1"><text:tab/>e. it is used to expand the code in the body of the function / method in place of a call to the function / method</text:span></text:p>
      <text:p text:style-name="P1"><text:span text:style-name="T1"/></text:p>
      <text:p text:style-name="P1"><text:span text:style-name="T1">2. </text:span></text:p>
      <text:p text:style-name="P2"><draw:frame text:anchor-type="as-char" svg:width="148.21mm" svg:height="172.86mm" style:rel-width="scale" style:rel-height="scale"><draw:object-ole xlink:href="OleObj1"/><draw:image xlink:href="ObjectReplacements/OleObj1"/></draw:frame><text:span text:style-name="T3"/></text:p>
      <text:p text:style-name="P2"><text:span text:style-name="T3">3. Choose all correct statements about the char type in java:</text:span></text:p>
      <text:p text:style-name="P2"><text:span text:style-name="T3">a) Default value is \u0000</text:span></text:p>
      <text:p text:style-name="P2"><text:span text:style-name="T3">b) has 2bytes</text:span></text:p>
      <text:p text:style-name="P2"><text:span text:style-name="T3">c) default value is true</text:span></text:p>
      <text:p text:style-name="P2"><text:span text:style-name="T3">d) default value is null</text:span></text:p>
      <text:p text:style-name="P2"><text:span text:style-name="T3">e) has 1 byte</text:span></text:p>
      <text:p text:style-name="P2"><text:span text:style-name="T3">4.It considers the following OpenSSL function call<text:s text:c="2"/>RSA_private_encrypt(sizeof(finalDigest), buf, e_data, apriv, RSA_PKCS1_PADDING).<text:s text:c="2"/>The private key has a length of 1024 bits.<text:s text:c="2"/>Which of the following statements is CORRECT?<text:s text:c="2"/></text:span></text:p>
      <text:p text:style-name="P2"><text:span text:style-name="T3">A. RSA_PKCS1_PADDING has the same length with the private key; </text:span></text:p>
      <text:p text:style-name="P2"><text:span text:style-name="T3">B. sizeof(finalDigest) represents the digest of the message; </text:span></text:p>
      <text:p text:style-name="P2"><text:span text:style-name="T3">C. A compile-time error is generated because the function has other header;</text:span></text:p>
      <text:p text:style-name="P2"><text:span text:style-name="T3"><text:s/>D. RSA_PKCS1_PADDING is a parameter specifying the padding type; </text:span></text:p>
      <text:p text:style-name="P2"><text:span text:style-name="T3">E. RSA_PKCS1_PADDING is a parameter specifying the padding length; </text:span></text:p>
      <text:p text:style-name="P2"><text:span text:style-name="T3"/></text:p>
      <text:p text:style-name="P2"><text:span text:style-name="T3">5.Which one from the next Java statements it CORRECT:</text:span></text:p>
      <text:p text:style-name="P2"><text:span text:style-name="T3"><text:s/>A. abstract classes can be instantiated in objects; </text:span></text:p>
      <text:p text:style-name="P2"><text:span text:style-name="T3"><text:s/>B. abstract classes can contain non-abstract methods and instance variables; </text:span></text:p>
      <text:p text:style-name="P2"><text:span text:style-name="T3">C. All these statements are NOT correct in Java </text:span></text:p>
      <text:p text:style-name="P2"><text:span text:style-name="T3">D. interfaces can NOT be used as reference type; </text:span></text:p>
      <text:p text:style-name="P2"><text:span text:style-name="T3"><text:s/>E. interfaces can contain instance variables </text:span></text:p>
      <text:p text:style-name="P2"><text:span text:style-name="T3"/></text:p>
      <text:p text:style-name="P2"><text:span text:style-name="T3">6. Which methods will every class contain ? </text:span></text:p>
      <text:p text:style-name="P2"><text:span text:style-name="T3">a) constructor + destructor</text:span></text:p>
      <text:p text:style-name="P2"><text:span text:style-name="T3">b) getter+setter</text:span></text:p>
      <text:p text:style-name="P2"><text:span text:style-name="T3">c) -</text:span></text:p>
      <text:p text:style-name="P2"><text:span text:style-name="T3">d) -</text:span></text:p>
      <text:p text:style-name="P2"><text:span text:style-name="T3">7. Given </text:span></text:p>
      <text:p text:style-name="P2"><text:span text:style-name="T3">class Base</text:span></text:p>
      <text:p text:style-name="P2"><text:span text:style-name="T3">{<text:s text:c="5"/>static { System.out.print("b1 ");}<text:s text:c="2"/>// static init block<text:s/></text:span><text:span text:style-name="T4">–</text:span><text:span text:style-name="T5"><text:s/>executed once<text:s text:c="5"/>{ System.out.print("b2 ");}<text:s text:c="9"/>// instance init block<text:s/></text:span><text:span text:style-name="T6">–</text:span><text:span text:style-name="T7"><text:s/>executed for every object created<text:s text:c="5"/>public Base(){<text:s text:c="9"/>System.out.print("b3 ");<text:s text:c="5"/>} } class Subclass extends Base{<text:s text:c="5"/>public Subclass(){<text:s text:c="9"/>System.out.print("s1 ");<text:s text:c="5"/>} } public class Main {<text:s text:c="5"/>public static void main(String[] args) {<text:s text:c="9"/>System.out.print("main ");<text:s text:c="9"/>new Base();<text:s text:c="9"/>new Subclass();<text:s text:c="5"/>} }<text:s text:c="2"/></text:span></text:p>
      <text:p text:style-name="P2"><text:span text:style-name="T8">what is the result ?<text:s text:c="2"/></text:span></text:p>
      <text:p text:style-name="P2"><text:span text:style-name="T8">A. main b1 s1 b2 b3 </text:span></text:p>
      <text:p text:style-name="P2"><text:span text:style-name="T8">B. main b2 b3 s1 b1 b2 b3 </text:span></text:p>
      <text:p text:style-name="P2"><text:span text:style-name="T8">C. main b1 b3 s1 b2 b3 </text:span></text:p>
      <text:p text:style-name="P2"><text:span text:style-name="T8">D. main b1 b2 b3 s1 b2 b3</text:span></text:p>
      <text:p text:style-name="P2"><text:span text:style-name="T8"><text:s/>E. main b1 b2 b3 b2 b3 s1</text:span></text:p>
      <text:p text:style-name="P2"><text:span text:style-name="T8"><text:s/>F. it can't be determined</text:span></text:p>
      <text:p text:style-name="P2"><text:span text:style-name="T8"><text:s/>G. b1 main b2 b3 s1 b2 b3 </text:span></text:p>
      <text:p text:style-name="P2"><text:span text:style-name="T8"/></text:p>
      <text:p text:style-name="P2"><text:span text:style-name="T8">8. What a destructor return ? </text:span></text:p>
      <text:p text:style-name="P2"><text:span text:style-name="T8">a) -</text:span></text:p>
      <text:p text:style-name="P2"><text:span text:style-name="T8">b) -</text:span></text:p>
      <text:p text:style-name="P2"><text:span text:style-name="T8">c) - </text:span></text:p>
      <text:p text:style-name="P2"><text:span text:style-name="T8">d) -</text:span></text:p>
      <text:p text:style-name="P2"><text:span text:style-name="T8">e) -</text:span></text:p>
      <text:p text:style-name="P2"><text:span text:style-name="T8">9. It considers the following source code:<text:s text:c="2"/></text:span></text:p>
      <text:p text:style-name="P2"><text:span text:style-name="T8">#include &lt;stdio.h&gt;</text:span></text:p>
      <text:p text:style-name="P2"><text:span text:style-name="T8"><text:s/>#define NMAX 100 </text:span></text:p>
      <text:p text:style-name="P2"><text:span text:style-name="T8">#define then </text:span></text:p>
      <text:p text:style-name="P2"><text:span text:style-name="T8">#define BEGIN { #define END } #define INTEGER int<text:s text:c="2"/></text:span></text:p>
      <text:p text:style-name="P2"><text:span text:style-name="T8">void main() BEGIN INTEGER S = 0; INTEGER vector[NMAX]; for(INTEGER i=0; i&lt;NMAX; i++)<text:s text:c="6"/>vector[i]=i+1; for(INTEGER i=0; i&lt;NMAX; i++)<text:s text:c="6"/>S+=vector[i]; printf("S= %d",S); END At run-time, the result of the above application is:<text:s text:c="2"/></text:span></text:p>
      <text:p text:style-name="P2"><text:span text:style-name="T8">A. 50;</text:span></text:p>
      <text:p text:style-name="P2"><text:span text:style-name="T8"><text:s/>B. 0;</text:span></text:p>
      <text:p text:style-name="P2"><text:span text:style-name="T8"><text:s/>C. 5050; </text:span></text:p>
      <text:p text:style-name="P2"><text:span text:style-name="T8">D. The application generates a run-time error; </text:span></text:p>
      <text:p text:style-name="P2"><text:span text:style-name="T8">E. The source code cannot be compiled; </text:span></text:p>
      <text:p text:style-name="P2"><text:span text:style-name="T8"/></text:p>
      <text:p text:style-name="P2"><text:span text:style-name="T8">---------------------------------------------------------------------------------------------------------------------------</text:span></text:p>
      <text:p text:style-name="P2"><text:span text:style-name="T8">De aici incep intrebarile care sunt asemanatoare dar nu garantez ca sunt identice cu cele de la examen .</text:span></text:p>
      <text:p text:style-name="P2"><text:span text:style-name="T8">10 . </text:span></text:p>
      <text:p text:style-name="P2"><draw:frame text:anchor-type="as-char" svg:width="79.64mm" svg:height="123.21mm" style:rel-width="scale" style:rel-height="scale"><draw:object-ole xlink:href="OleObj2"/><draw:image xlink:href="ObjectReplacements/OleObj2"/></draw:frame><text:span text:style-name="T10"/></text:p>
      <text:p text:style-name="P2"><text:span text:style-name="T10">11. Aici era modificat prodDate = 20160104 </text:span></text:p>
      <text:p text:style-name="P2"><draw:frame text:anchor-type="as-char" svg:width="63.93mm" svg:height="121.43mm" style:rel-width="scale" style:rel-height="scale"><draw:object-ole xlink:href="OleObj3"/><draw:image xlink:href="ObjectReplacements/OleObj3"/></draw:frame><text:span text:style-name="T12"/></text:p>
      <text:p text:style-name="P2"><text:span text:style-name="T12">12.<text:s text:c="2"/></text:span></text:p>
      <text:p text:style-name="P2"><draw:frame text:anchor-type="as-char" svg:width="123.21mm" svg:height="88.21mm" style:rel-width="scale" style:rel-height="scale"><draw:object-ole xlink:href="OleObj4"/><draw:image xlink:href="ObjectReplacements/OleObj4"/></draw:frame><text:span text:style-name="T14"/></text:p>
      <text:p text:style-name="P2"><text:span text:style-name="T14">13.</text:span></text:p>
      <text:p text:style-name="P2"><draw:frame text:anchor-type="as-char" svg:width="137.86mm" svg:height="102.14mm" style:rel-width="scale" style:rel-height="scale"><draw:object-ole xlink:href="OleObj5"/><draw:image xlink:href="ObjectReplacements/OleObj5"/></draw:frame><text:span text:style-name="T16"/></text:p>
      <text:p text:style-name="P2"><text:span text:style-name="T16">14. </text:span></text:p>
      <text:p text:style-name="P2"><draw:frame text:anchor-type="as-char" svg:width="96.79mm" svg:height="113.57mm" style:rel-width="scale" style:rel-height="scale"><draw:object-ole xlink:href="OleObj6"/><draw:image xlink:href="ObjectReplacements/OleObj6"/></draw:frame><text:span text:style-name="T18"/></text:p>
      <text:p text:style-name="P2"><text:span text:style-name="T18">15. </text:span></text:p>
      <text:p text:style-name="P2"><draw:frame text:anchor-type="as-char" svg:width="98.21mm" svg:height="126.79mm" style:rel-width="scale" style:rel-height="scale"><draw:object-ole xlink:href="OleObj7"/><draw:image xlink:href="ObjectReplacements/OleObj7"/></draw:frame><text:span text:style-name="T20"/></text:p>
      <text:p text:style-name="P2"><text:span text:style-name="T20"/></text:p>
      <text:p text:style-name="P2"><text:span text:style-name="T20">16. </text:span></text:p>
      <text:p text:style-name="P2"><text:span text:style-name="T20"/></text:p>
      <text:p text:style-name="P2"><text:span text:style-name="T20"/></text:p>
      <text:p text:style-name="P2"><text:span text:style-name="T20"/></text:p>
      <text:p text:style-name="P2"><text:span text:style-name="T20"/></text:p>
      <text:p text:style-name="P2"><text:span text:style-name="T20"/></text:p>
      <text:p text:style-name="P2"><text:span text:style-name="T20"/></text:p>
      <text:p text:style-name="P3"><text:span text:style-name="T2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